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036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dc:creator>Veronica E. VanCleave-Seeley</dc:creator>
    <dc:date>2020-03-26T17:17:16Z</dc:date>
    <meta:editing-cycles>129</meta:editing-cycles>
    <meta:editing-duration>PT11400S</meta:editing-duration>
  </office:meta>
</office:document-meta>
</file>